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2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3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8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23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5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67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73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8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05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07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0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1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18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1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2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5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36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3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40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4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49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5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5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6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6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70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7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74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7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79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8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8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0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1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15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2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27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33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37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4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4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5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7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76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02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10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1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2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30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34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45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55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6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78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86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9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9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96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7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9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 style:data-style-name="N2" text:time-value="16:04:04.973850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6-01T15:05:35.800185144</dc:date>
    <meta:editing-duration>P75DT5H32M22S</meta:editing-duration>
    <meta:editing-cycles>1605</meta:editing-cycles>
    <meta:generator>LibreOffice/6.0.7.3$Linux_X86_64 LibreOffice_project/00m0$Build-3</meta:generator>
    <dc:creator>James Petts</dc:creator>
    <meta:document-statistic meta:table-count="3" meta:cell-count="4982" meta:object-count="0"/>
  </office:meta>
</office:document-meta>
</file>